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Calibri" svg:font-family="Calibri" style:font-family-generic="swiss" style:font-pitch="variable"/>
    <style:font-face style:name="Mangal" svg:font-family="Mangal"/>
    <style:font-face style:name="Mangal1" svg:font-family="Mangal" style:font-family-generic="system" style:font-pitch="variable"/>
    <style:font-face style:name="SimSun" svg:font-family="SimSun" style:font-family-generic="system" style:font-pitch="variable"/>
    <style:font-face style:name="Times New Roman" svg:font-family="'Times New Roman'" style:font-family-generic="roman"/>
  </office:font-face-decls>
  <office:automatic-styles>
    <style:style style:name="P1" style:family="paragraph" style:parent-style-name="Standard">
      <style:paragraph-properties fo:text-align="justify" style:justify-single-word="false"/>
      <style:text-properties style:font-name="Calibri" officeooo:paragraph-rsid="0014e716"/>
    </style:style>
    <style:style style:name="P2" style:family="paragraph" style:parent-style-name="Standard">
      <style:paragraph-properties fo:margin-left="1.251cm" fo:margin-right="0cm" fo:text-align="justify" style:justify-single-word="false" fo:text-indent="0cm" style:auto-text-indent="false"/>
      <style:text-properties style:font-name="Calibri" officeooo:paragraph-rsid="0014e716"/>
    </style:style>
    <style:style style:name="P3" style:family="paragraph" style:parent-style-name="Standard">
      <style:paragraph-properties fo:text-align="justify" style:justify-single-word="false"/>
      <style:text-properties officeooo:paragraph-rsid="0014e716"/>
    </style:style>
    <style:style style:name="P4" style:family="paragraph" style:parent-style-name="Standard">
      <style:paragraph-properties fo:margin-left="1.251cm" fo:margin-right="0cm" fo:text-align="justify" style:justify-single-word="false" fo:text-indent="0cm" style:auto-text-indent="false"/>
      <style:text-properties style:font-name="Calibri" officeooo:paragraph-rsid="0014e716" fo:background-color="#7fff8c"/>
    </style:style>
    <style:style style:name="P5" style:family="paragraph" style:parent-style-name="Heading_20_2">
      <style:text-properties style:font-name="Calibri"/>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2e2430"/>
    </style:style>
    <style:style style:name="T2" style:family="text">
      <style:text-properties officeooo:rsid="003201d2"/>
    </style:style>
    <style:style style:name="T3" style:family="text">
      <style:text-properties fo:font-style="italic" fo:font-weight="bold" officeooo:rsid="0033b42a" fo:background-color="#7fa7ff" loext:char-shading-value="0" style:font-style-asian="italic" style:font-style-complex="italic"/>
    </style:style>
    <style:style style:name="T4" style:family="text">
      <style:text-properties fo:font-style="italic" fo:background-color="#7fa7ff" loext:char-shading-value="0" style:font-style-asian="italic" style:font-style-complex="italic"/>
    </style:style>
    <style:style style:name="T5" style:family="text">
      <style:text-properties fo:font-style="italic" officeooo:rsid="0033b42a" fo:background-color="#7fa7ff" loext:char-shading-value="0" style:font-style-asian="italic" style:font-style-complex="italic"/>
    </style:style>
    <style:style style:name="T6" style:family="text">
      <style:text-properties style:font-name="Calibri"/>
    </style:style>
    <style:style style:name="T7" style:family="text">
      <style:text-properties style:font-name="Calibri" officeooo:rsid="003b1ea9"/>
    </style:style>
    <style:style style:name="T8" style:family="text">
      <style:text-properties style:font-name="Calibri" officeooo:rsid="0047c971"/>
    </style:style>
    <style:style style:name="T9" style:family="text">
      <style:text-properties style:font-name="Calibri" fo:font-weight="bold" fo:background-color="#7fd0ff" loext:char-shading-value="0"/>
    </style:style>
    <style:style style:name="T10" style:family="text">
      <style:text-properties style:font-name="Calibri" fo:font-weight="bold" fo:background-color="#7ff8ff" loext:char-shading-value="0"/>
    </style:style>
    <style:style style:name="T11" style:family="text">
      <style:text-properties style:font-name="Calibri" fo:font-weight="bold" fo:background-color="#7fffdd" loext:char-shading-value="0"/>
    </style:style>
    <style:style style:name="T12" style:family="text">
      <style:text-properties style:font-name="Calibri" fo:font-weight="bold" fo:background-color="#7fffb5" loext:char-shading-value="0"/>
    </style:style>
    <style:style style:name="T13" style:family="text">
      <style:text-properties style:font-name="Calibri" fo:background-color="#7fd0ff" loext:char-shading-value="0"/>
    </style:style>
    <style:style style:name="T14" style:family="text">
      <style:text-properties style:font-name="Calibri" fo:background-color="#7ff8ff" loext:char-shading-value="0"/>
    </style:style>
    <style:style style:name="T15" style:family="text">
      <style:text-properties style:font-name="Calibri" fo:background-color="#7fffdd" loext:char-shading-value="0"/>
    </style:style>
    <style:style style:name="T16" style:family="text">
      <style:text-properties style:font-name="Calibri" fo:background-color="#7fffb5" loext:char-shading-value="0"/>
    </style:style>
    <style:style style:name="T17" style:family="text">
      <style:text-properties fo:font-weight="bold"/>
    </style:style>
    <style:style style:name="T18" style:family="text">
      <style:text-properties fo:font-weight="bold" fo:background-color="#7fa7ff" loext:char-shading-value="0"/>
    </style:style>
    <style:style style:name="T19" style:family="text">
      <style:text-properties fo:font-weight="bold" officeooo:rsid="0033b42a" fo:background-color="#7fa7ff" loext:char-shading-value="0"/>
    </style:style>
    <style:style style:name="T20" style:family="text">
      <style:text-properties fo:font-weight="bold" fo:background-color="#7fd0ff" loext:char-shading-value="0"/>
    </style:style>
    <style:style style:name="T21" style:family="text">
      <style:text-properties fo:font-weight="bold" fo:background-color="#7ff8ff" loext:char-shading-value="0"/>
    </style:style>
    <style:style style:name="T22" style:family="text">
      <style:text-properties fo:font-weight="bold" fo:background-color="#7fffdd" loext:char-shading-value="0"/>
    </style:style>
    <style:style style:name="T23" style:family="text">
      <style:text-properties fo:font-weight="bold" fo:background-color="#7fffb5" loext:char-shading-value="0"/>
    </style:style>
    <style:style style:name="T24" style:family="text">
      <style:text-properties fo:font-weight="bold" fo:background-color="#7fff8c" loext:char-shading-value="0"/>
    </style:style>
    <style:style style:name="T25" style:family="text">
      <style:text-properties fo:font-weight="bold" fo:background-color="#9aff7f" loext:char-shading-value="0"/>
    </style:style>
    <style:style style:name="T26" style:family="text">
      <style:text-properties fo:font-weight="bold" fo:background-color="#c2ff7f" loext:char-shading-value="0"/>
    </style:style>
    <style:style style:name="T27" style:family="text">
      <style:text-properties fo:font-weight="bold" fo:background-color="#eaff7f" loext:char-shading-value="0"/>
    </style:style>
    <style:style style:name="T28" style:family="text">
      <style:text-properties fo:font-weight="bold" fo:background-color="#ffea7f" loext:char-shading-value="0"/>
    </style:style>
    <style:style style:name="T29" style:family="text">
      <style:text-properties fo:font-weight="bold" fo:background-color="#ffc27f" loext:char-shading-value="0"/>
    </style:style>
    <style:style style:name="T30" style:family="text">
      <style:text-properties fo:font-weight="bold" fo:background-color="#ff9a7f" loext:char-shading-value="0"/>
    </style:style>
    <style:style style:name="T31" style:family="text">
      <style:text-properties fo:font-weight="bold" fo:background-color="#ff7f8c" loext:char-shading-value="0"/>
    </style:style>
    <style:style style:name="T32" style:family="text">
      <style:text-properties fo:font-weight="bold" fo:background-color="#ff7fb5" loext:char-shading-value="0"/>
    </style:style>
    <style:style style:name="T33" style:family="text">
      <style:text-properties fo:font-weight="bold" fo:background-color="#ff7fdd" loext:char-shading-value="0"/>
    </style:style>
    <style:style style:name="T34" style:family="text">
      <style:text-properties fo:font-weight="bold" fo:background-color="#f87fff" loext:char-shading-value="0"/>
    </style:style>
    <style:style style:name="T35" style:family="text">
      <style:text-properties fo:font-weight="bold" officeooo:rsid="0033b42a" fo:background-color="#f87fff" loext:char-shading-value="0"/>
    </style:style>
    <style:style style:name="T36" style:family="text">
      <style:text-properties fo:background-color="#7fa7ff" loext:char-shading-value="0"/>
    </style:style>
    <style:style style:name="T37" style:family="text">
      <style:text-properties officeooo:rsid="0033b42a" fo:background-color="#7fa7ff" loext:char-shading-value="0"/>
    </style:style>
    <style:style style:name="T38" style:family="text">
      <style:text-properties fo:background-color="#7fd0ff" loext:char-shading-value="0"/>
    </style:style>
    <style:style style:name="T39" style:family="text">
      <style:text-properties fo:background-color="#7ff8ff" loext:char-shading-value="0"/>
    </style:style>
    <style:style style:name="T40" style:family="text">
      <style:text-properties fo:background-color="#7fffdd" loext:char-shading-value="0"/>
    </style:style>
    <style:style style:name="T41" style:family="text">
      <style:text-properties fo:background-color="#7fffb5" loext:char-shading-value="0"/>
    </style:style>
    <style:style style:name="T42" style:family="text">
      <style:text-properties fo:background-color="#7fff8c" loext:char-shading-value="0"/>
    </style:style>
    <style:style style:name="T43" style:family="text">
      <style:text-properties fo:background-color="#9aff7f" loext:char-shading-value="0"/>
    </style:style>
    <style:style style:name="T44" style:family="text">
      <style:text-properties fo:background-color="#c2ff7f" loext:char-shading-value="0"/>
    </style:style>
    <style:style style:name="T45" style:family="text">
      <style:text-properties fo:background-color="#eaff7f" loext:char-shading-value="0"/>
    </style:style>
    <style:style style:name="T46" style:family="text">
      <style:text-properties fo:background-color="#ffea7f" loext:char-shading-value="0"/>
    </style:style>
    <style:style style:name="T47" style:family="text">
      <style:text-properties fo:background-color="#ffc27f" loext:char-shading-value="0"/>
    </style:style>
    <style:style style:name="T48" style:family="text">
      <style:text-properties fo:background-color="#ff9a7f" loext:char-shading-value="0"/>
    </style:style>
    <style:style style:name="T49" style:family="text">
      <style:text-properties fo:background-color="#ff7f8c" loext:char-shading-value="0"/>
    </style:style>
    <style:style style:name="T50" style:family="text">
      <style:text-properties fo:background-color="#ff7fb5" loext:char-shading-value="0"/>
    </style:style>
    <style:style style:name="T51" style:family="text">
      <style:text-properties officeooo:rsid="002e2430" fo:background-color="#ff7fb5" loext:char-shading-value="0"/>
    </style:style>
    <style:style style:name="T52" style:family="text">
      <style:text-properties fo:background-color="#ff7fdd" loext:char-shading-value="0"/>
    </style:style>
    <style:style style:name="T53" style:family="text">
      <style:text-properties fo:background-color="#f87fff" loext:char-shading-value="0"/>
    </style:style>
    <style:style style:name="T54" style:family="text">
      <style:text-properties officeooo:rsid="0033b42a" fo:background-color="#f87fff" loext:char-shading-value="0"/>
    </style:style>
    <style:style style:name="T55" style:family="text">
      <style:text-properties fo:font-variant="normal" fo:text-transform="none" style:use-window-font-color="true" loext:opacity="0%" style:text-outline="false" style:text-line-through-style="none" style:text-line-through-type="none" style:text-position="0% 100%" style:font-name="Times New Roman"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6" style:family="text">
      <style:text-properties fo:font-size="10pt" fo:language="en" fo:country="US" style:language-asian="zh" style:country-asian="CN" style:language-complex="hi" style:country-complex="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2"><text:span text:style-name="T3">⎛1 </text:span><text:span text:style-name="T5">Chapter 5: “Solitude”</text:span><text:span text:style-name="T37"> in </text:span><text:span text:style-name="T35">⎛18 </text:span><text:span text:style-name="T54">H. D. Thoreau</text:span><text:span text:style-name="T34">⎠</text:span><text:span text:style-name="T37"> (1854): </text:span><text:span text:style-name="T4">“Walden”</text:span><text:span text:style-name="T18">⎠</text:span></text:h>
      <text:p text:style-name="P1"><text:span text:style-name="T2">[…] </text:span>Yet I experienced sometimes that the most sweet and tender, the most innocent and encouraging society may be found in any natural object, even for the poor misanthrope and most melancholy man. <text:span text:style-name="T33">⎛10 </text:span><text:span text:style-name="T52">There can be no very black melancholy to him who lives in the midst of Nature and has his senses still.</text:span><text:span text:style-name="T33">⎠</text:span> <text:span text:style-name="T32">⎛17 </text:span><text:span text:style-name="T50">There was never yet such a storm but it was </text:span><text:span text:style-name="T51">Ae</text:span><text:span text:style-name="T50">olian music to a healthy and innocent ear.</text:span><text:span text:style-name="T32">⎠</text:span><office:annotation loext:resolved="false"><dc:creator>Bob</dc:creator><dc:date>2022-03-25T12:35:07.905839220</dc:date><meta:creator-initials>B</meta:creator-initials><text:p text:style-name="P6"><text:span text:style-name="T55">Reply to Alice {4} (25.03.2022, 12:29): "..."</text:span></text:p><text:p><text:span text:style-name="T56"/></text:p><text:p><text:span text:style-name="T56">Is it a metaphor or a simile?</text:span></text:p></office:annotation><office:annotation loext:resolved="false"><dc:creator>Charlene</dc:creator><dc:date>2022-03-25T12:41:56.901398156</dc:date><meta:creator-initials>C</meta:creator-initials><text:p text:style-name="P6"><text:span text:style-name="T55">Reply to Bob (25.03.2022, 12:35): "..."</text:span></text:p><text:p><text:span text:style-name="T56"/></text:p><text:p><text:span text:style-name="T56">It’s a good metaphor, Brob.</text:span></text:p></office:annotation> Nothing can rightly compel a <text:span text:style-name="T21">⎛3 </text:span><text:span text:style-name="T39">simple and brave man</text:span><text:span text:style-name="T21">⎠</text:span> to a <text:span text:style-name="T31">⎛16 </text:span><text:span text:style-name="T49">vulgar sadness</text:span><text:span text:style-name="T31">⎠</text:span>. While I enjoy the friendship of the seasons I trust that nothing can make life a burden to me. The gentle rain which waters my beans and keeps me in the house today is not drear and melancholy, but good for me too. Though it prevents my hoeing them, it is of far more worth than my hoeing. If it should continue so long as to cause the seeds to rot in the ground and destroy the potatoes in the low lands, it would still be good for the grass on the uplands, and, being good for the grass, it would be good for me. <text:span text:style-name="T30">⎛15 </text:span><text:span text:style-name="T48">Sometimes, when I compare myself with other men, it seems as if I were more favored by the gods than they, beyond any deserts that I am conscious of; as if I had a warrant and surety at their hands which my fellows have not, and were especially guided and guarded.</text:span><text:span text:style-name="T30">⎠</text:span> I do not flatter myself, but if it be possible they flatter me. <text:span text:style-name="T28">⎛12 </text:span><text:span text:style-name="T46">I have never felt lonesome, or in the least oppressed by a sense of solitude, but once, and that was </text:span><text:span text:style-name="T29">⎛13,14 </text:span><text:span text:style-name="T47">a few weeks after I came to the woods</text:span><text:span text:style-name="T29">⎠</text:span><text:span text:style-name="T46">, when, for an hour, I doubted if the near neighborhood of man was not essential to a serene and healthy life.</text:span><text:span text:style-name="T28">⎠</text:span> <text:span text:style-name="T27">⎛10,11 </text:span><text:span text:style-name="T45">To be alone was something unpleasant. But I was at the same time conscious of a slight insanity in my mood, and seemed to foresee my recovery.</text:span><text:span text:style-name="T27">⎠</text:span> In the midst of a gentle rain while these thoughts prevailed, I was suddenly sensible of such sweet and beneficent society in Nature, in the very pattering of the drops, and in every sound and sight around my house, an infinite and unaccountable friendliness all at once like an atmosphere sustaining me, as made the fancied advantages of human neighborhood insignificant, and I have never thought of them since. <text:span text:style-name="T26">⎛8,9 </text:span><text:span text:style-name="T44">Every little pine needle expanded and swelled with sympathy and befriended me.</text:span><text:span text:style-name="T26">⎠</text:span> I was so distinctly made aware of the presence of something kindred to me, even in scenes which we are accustomed to call wild and dreary, and also that the nearest of blood to me and humanest was not a person nor a villager, that I thought no place could ever be strange to me again. –</text:p>
      <text:p text:style-name="P1"/>
      <text:p text:style-name="P2"><text:span text:style-name="T24">⎛6 </text:span><office:annotation office:name="__Annotation__145_3757053075" loext:resolved="false"><dc:creator>Alice</dc:creator><dc:date>2022-03-25T12:27:19.871128787</dc:date><meta:creator-initials>A</meta:creator-initials><text:p>Is this a quotation from somewhere?</text:p></office:annotation><text:span text:style-name="T42">“Mourning </text:span><text:span text:style-name="T25">⎛7 </text:span><text:span text:style-name="T43">untimely</text:span><text:span text:style-name="T25">⎠</text:span><text:span text:style-name="T42"> consumes the sad;</text:span></text:p>
      <text:p text:style-name="P4">Few are their days in the land of the living,</text:p>
      <text:p text:style-name="P4">Beautiful daughter of Toscar.”<office:annotation-end office:name="__Annotation__145_3757053075"/><text:span text:style-name="T17">⎠</text:span></text:p>
      <text:p text:style-name="P1"/>
      <text:p text:style-name="P3"><text:span text:style-name="T11">⎛4 </text:span><text:span text:style-name="T12">⎛5 </text:span><text:span text:style-name="T16">Some of my pleasantest hours</text:span><text:span text:style-name="T23">⎠</text:span><text:span text:style-name="T15"> were during the long rain storms in the spring or fall, which confined me to the house for the afternoon as well as the forenoon, soothed by their ceaseless roar and pelting</text:span><text:span text:style-name="T22">⎠</text:span><text:span text:style-name="T6">; when an early twilight ushered in a long evening in which many thoughts had time to take root and unfold themselves. In those driving north-east rains which tried the village houses so, when the </text:span><text:span text:style-name="T10">⎛3 </text:span><text:span text:style-name="T14">maids stood ready with mop</text:span><text:span text:style-name="T21">⎠</text:span><text:span text:style-name="T6"> and pail in front entries to keep the deluge out, I sat behind my door in my little house, which was all entry, and thoroughly enjoyed its protection. In one heavy thunder shower the lightning struck a large pitch-pine across the pond, making a very conspicuous and perfectly regular spiral groove from top to bottom, an inch or more deep, and four or five inches wide, as you would groove a walking-stick. I passed it again the other day, and was struck with awe on looking up and beholding that mark, now more distinct than ever, where a terrific and resistless bolt came down out of the harmless sky eight years ago. </text:span><text:span text:style-name="T10">⎛3 </text:span><text:span text:style-name="T39"><office:annotation office:name="__Annotation__143_315402681" loext:resolved="false"><dc:creator>Bob</dc:creator><dc:date>2022-03-25T12:40:15.380753191</dc:date><meta:creator-initials>B</meta:creator-initials><text:p>Cf. “maids stood…”</text:p></office:annotation></text:span><text:span text:style-name="T14">Men frequently say to me</text:span><office:annotation-end office:name="__Annotation__143_315402681"/><text:span text:style-name="T21">⎠</text:span><office:annotation loext:resolved="false"><dc:creator>Charlene</dc:creator><dc:date>2022-03-25T12:41:29.597437975</dc:date><meta:creator-initials>C</meta:creator-initials><text:p text:style-name="P6"><text:span text:style-name="T55">Reply to Bob {3} (25.03.2022, 12:40): "..."</text:span></text:p><text:p><text:span text:style-name="T56"/></text:p><text:p><text:span text:style-name="T56">In what way?</text:span></text:p></office:annotation><text:span text:style-name="T6">, “I should think you would feel lonesome down there, and want to be nearer to folks, rainy and snowy days and nights especially.” I am tempted to reply to such, – This whole earth which we inhabit is but a point in space. </text:span><text:span text:style-name="T9">⎛2 </text:span><text:span text:style-name="T13">How far apart, think you, dwell the two most </text:span><text:soft-page-break/><text:span text:style-name="T13">distant inhabitants of yonder star, the breadth of whose disk cannot be appreciated by our instruments? Why should I feel lonely? is not our planet in the Milky Way?</text:span><text:span text:style-name="T20">⎠</text:span><text:span text:style-name="T6"> </text:span><text:span text:style-name="T7">[…</text:span><text:span text:style-name="T8">]</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Calibri" svg:font-family="Calibri" style:font-family-generic="swiss" style:font-pitch="variable"/>
    <style:font-face style:name="Mangal" svg:font-family="Mangal"/>
    <style:font-face style:name="Mangal1" svg:font-family="Mangal" style:font-family-generic="system" style:font-pitch="variable"/>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Arial Unicode MS" style:font-family-asian="'Arial Unicode MS'"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5T12:56:06.975461988</meta:creation-date>
    <meta:editing-duration>PT43S</meta:editing-duration>
    <meta:editing-cycles>2</meta:editing-cycles>
    <meta:generator>LibreOffice/7.3.2.1$Linux_X86_64 LibreOffice_project/30$Build-1</meta:generator>
    <dc:description>This document is part of libreoffice-qda-tagtree.
SPDX-FileCopyrightText: 2021-2022 Mirian Margiani
SPDX-License-Identifier: CC-BY-SA-4.0
</dc:description>
    <dc:title>Test document for libreoffice-qda-tagtree</dc:title>
    <meta:initial-creator>David</meta:initial-creator>
    <dc:date>2022-03-25T12:56:07.585088992</dc:date>
    <dc:creator>David</dc:creator>
    <meta:document-statistic meta:table-count="0" meta:image-count="0" meta:object-count="0" meta:page-count="2" meta:paragraph-count="6" meta:word-count="788" meta:character-count="4236" meta:non-whitespace-character-count="3452"/>
  </office:meta>
</office:document-meta>
</file>